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3.845cm"/>
    </style:style>
    <style:style style:name="co4" style:family="table-column">
      <style:table-column-properties fo:break-before="auto" style:column-width="4.734cm"/>
    </style:style>
    <style:style style:name="co5" style:family="table-column">
      <style:table-column-properties fo:break-before="auto" style:column-width="3.597cm"/>
    </style:style>
    <style:style style:name="co6" style:family="table-column">
      <style:table-column-properties fo:break-before="auto" style:column-width="5.066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5.482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6.371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4.706cm"/>
    </style:style>
    <style:style style:name="co13" style:family="table-column">
      <style:table-column-properties fo:break-before="auto" style:column-width="4.678cm"/>
    </style:style>
    <style:style style:name="co14" style:family="table-column">
      <style:table-column-properties fo:break-before="auto" style:column-width="5.011cm"/>
    </style:style>
    <style:style style:name="co15" style:family="table-column">
      <style:table-column-properties fo:break-before="auto" style:column-width="4.983cm"/>
    </style:style>
    <style:style style:name="co16" style:family="table-column">
      <style:table-column-properties fo:break-before="auto" style:column-width="3.152cm"/>
    </style:style>
    <style:style style:name="co17" style:family="table-column">
      <style:table-column-properties fo:break-before="auto" style:column-width="2.8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country_code</text:p>
          </table:table-cell>
          <table:table-cell office:value-type="string">
            <text:p>country_name</text:p>
          </table:table-cell>
          <table:table-cell office:value-type="string">
            <text:p>domestic_example</text:p>
          </table:table-cell>
          <table:table-cell office:value-type="string">
            <text:p>bban_example</text:p>
          </table:table-cell>
          <table:table-cell office:value-type="string">
            <text:p>bban_format_swift</text:p>
          </table:table-cell>
          <table:table-cell office:value-type="string">
            <text:p>bban_format_regex</text:p>
          </table:table-cell>
          <table:table-cell office:value-type="string">
            <text:p>bban_length</text:p>
          </table:table-cell>
          <table:table-cell office:value-type="string">
            <text:p>iban_example</text:p>
          </table:table-cell>
          <table:table-cell office:value-type="string">
            <text:p>iban_format_swift</text:p>
          </table:table-cell>
          <table:table-cell office:value-type="string">
            <text:p>iban_format_regex</text:p>
          </table:table-cell>
          <table:table-cell office:value-type="string">
            <text:p>iban_length</text:p>
          </table:table-cell>
          <table:table-cell office:value-type="string">
            <text:p>bban_bankid_start_offset</text:p>
          </table:table-cell>
          <table:table-cell office:value-type="string">
            <text:p>bban_bankid_stop_offset</text:p>
          </table:table-cell>
          <table:table-cell office:value-type="string">
            <text:p>bban_branchid_start_offset</text:p>
          </table:table-cell>
          <table:table-cell office:value-type="string">
            <text:p>bban_branchid_stop_offset</text:p>
          </table:table-cell>
          <table:table-cell office:value-type="string">
            <text:p>registry_edition</text:p>
          </table:table-cell>
          <table:table-cell office:value-type="string">
            <text:p>country_sepa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braltar</text:p>
          </table:table-cell>
          <table:table-cell office:value-type="string">
            <text:p>0000 00007099 453</text:p>
          </table:table-cell>
          <table:table-cell office:value-type="string">
            <text:p>NWBK000000007099453</text:p>
          </table:table-cell>
          <table:table-cell office:value-type="string">
            <text:p>4!a15!c</text:p>
          </table:table-cell>
          <table:table-cell office:value-type="string">
            <text:p>^([A-Z]{4})([A-Za-z0-9]{15})$</text:p>
          </table:table-cell>
          <table:table-cell office:value-type="float" office:value="19">
            <text:p>19</text:p>
          </table:table-cell>
          <table:table-cell office:value-type="string">
            <text:p>GI75NWBK000000007099453</text:p>
          </table:table-cell>
          <table:table-cell office:value-type="string">
            <text:p>GI2!n4!a15!c</text:p>
          </table:table-cell>
          <table:table-cell office:value-type="string">
            <text:p>^GI(\d{2})([A-Z]{4})([A-Za-z0-9]{15})$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2011-06-20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formula="of:=[.A1]" office:value-type="string" office:string-value="country_code">
            <text:p>country_code</text:p>
          </table:table-cell>
          <table:table-cell table:formula="of:=[.A2]" office:value-type="string" office:string-value="GI">
            <text:p>GI</text:p>
          </table:table-cell>
          <table:table-cell table:formula="of:=CONCATENATE(&quot;'&quot;;[.A5];&quot;'=&gt;'&quot;;[.B5];&quot;',&quot;)" office:value-type="string" office:string-value="'country_code'=&gt;'GI',">
            <text:p>'country_code'=&gt;'GI',</text:p>
          </table:table-cell>
          <table:table-cell table:number-columns-repeated="14"/>
        </table:table-row>
        <table:table-row table:style-name="ro1">
          <table:table-cell table:formula="of:=[.B1]" office:value-type="string" office:string-value="country_name">
            <text:p>country_name</text:p>
          </table:table-cell>
          <table:table-cell table:formula="of:=[.B2]" office:value-type="string" office:string-value="Gibraltar">
            <text:p>Gibraltar</text:p>
          </table:table-cell>
          <table:table-cell table:formula="of:=CONCATENATE(&quot;'&quot;;[.A6];&quot;'=&gt;'&quot;;[.B6];&quot;',&quot;)" office:value-type="string" office:string-value="'country_name'=&gt;'Gibraltar',">
            <text:p>'country_name'=&gt;'Gibraltar',</text:p>
          </table:table-cell>
          <table:table-cell table:number-columns-repeated="14"/>
        </table:table-row>
        <table:table-row table:style-name="ro1">
          <table:table-cell table:formula="of:=[.C1]" office:value-type="string" office:string-value="domestic_example">
            <text:p>domestic_example</text:p>
          </table:table-cell>
          <table:table-cell table:formula="of:=[.C2]" office:value-type="string" office:string-value="0000 00007099 453">
            <text:p>0000 00007099 453</text:p>
          </table:table-cell>
          <table:table-cell table:formula="of:=CONCATENATE(&quot;'&quot;;[.A7];&quot;'=&gt;'&quot;;[.B7];&quot;',&quot;)" office:value-type="string" office:string-value="'domestic_example'=&gt;'0000 00007099 453',">
            <text:p>'domestic_example'=&gt;'0000 00007099 453',</text:p>
          </table:table-cell>
          <table:table-cell table:number-columns-repeated="14"/>
        </table:table-row>
        <table:table-row table:style-name="ro1">
          <table:table-cell table:formula="of:=[.D1]" office:value-type="string" office:string-value="bban_example">
            <text:p>bban_example</text:p>
          </table:table-cell>
          <table:table-cell table:formula="of:=[.D2]" office:value-type="string" office:string-value="NWBK000000007099453">
            <text:p>NWBK000000007099453</text:p>
          </table:table-cell>
          <table:table-cell table:formula="of:=CONCATENATE(&quot;'&quot;;[.A8];&quot;'=&gt;'&quot;;[.B8];&quot;',&quot;)" office:value-type="string" office:string-value="'bban_example'=&gt;'NWBK000000007099453',">
            <text:p>'bban_example'=&gt;'NWBK000000007099453',</text:p>
          </table:table-cell>
          <table:table-cell table:number-columns-repeated="14"/>
        </table:table-row>
        <table:table-row table:style-name="ro1">
          <table:table-cell table:formula="of:=[.E1]" office:value-type="string" office:string-value="bban_format_swift">
            <text:p>bban_format_swift</text:p>
          </table:table-cell>
          <table:table-cell table:formula="of:=[.E2]" office:value-type="string" office:string-value="4!a15!c">
            <text:p>4!a15!c</text:p>
          </table:table-cell>
          <table:table-cell table:formula="of:=CONCATENATE(&quot;'&quot;;[.A9];&quot;'=&gt;'&quot;;[.B9];&quot;',&quot;)" office:value-type="string" office:string-value="'bban_format_swift'=&gt;'4!a15!c',">
            <text:p>'bban_format_swift'=&gt;'4!a15!c',</text:p>
          </table:table-cell>
          <table:table-cell table:number-columns-repeated="14"/>
        </table:table-row>
        <table:table-row table:style-name="ro1">
          <table:table-cell table:formula="of:=[.F1]" office:value-type="string" office:string-value="bban_format_regex">
            <text:p>bban_format_regex</text:p>
          </table:table-cell>
          <table:table-cell table:formula="of:=[.F2]" office:value-type="string" office:string-value="^([A-Z]{4})([A-Za-z0-9]{15})$">
            <text:p>^([A-Z]{4})([A-Za-z0-9]{15})$</text:p>
          </table:table-cell>
          <table:table-cell table:formula="of:=CONCATENATE(&quot;'&quot;;[.A10];&quot;'=&gt;'&quot;;[.B10];&quot;',&quot;)" office:value-type="string" office:string-value="'bban_format_regex'=&gt;'^([A-Z]{4})([A-Za-z0-9]{15})$',">
            <text:p>'bban_format_regex'=&gt;'^([A-Z]{4})([A-Za-z0-9]{15})$',</text:p>
          </table:table-cell>
          <table:table-cell table:number-columns-repeated="14"/>
        </table:table-row>
        <table:table-row table:style-name="ro1">
          <table:table-cell table:formula="of:=[.G1]" office:value-type="string" office:string-value="bban_length">
            <text:p>bban_length</text:p>
          </table:table-cell>
          <table:table-cell table:formula="of:=[.G2]" office:value-type="float" office:value="19">
            <text:p>19</text:p>
          </table:table-cell>
          <table:table-cell table:formula="of:=CONCATENATE(&quot;'&quot;;[.A11];&quot;'=&gt;'&quot;;[.B11];&quot;',&quot;)" office:value-type="string" office:string-value="'bban_length'=&gt;'19',">
            <text:p>'bban_length'=&gt;'19',</text:p>
          </table:table-cell>
          <table:table-cell table:number-columns-repeated="14"/>
        </table:table-row>
        <table:table-row table:style-name="ro1">
          <table:table-cell table:formula="of:=[.H1]" office:value-type="string" office:string-value="iban_example">
            <text:p>iban_example</text:p>
          </table:table-cell>
          <table:table-cell table:formula="of:=[.H2]" office:value-type="string" office:string-value="GI75NWBK000000007099453">
            <text:p>GI75NWBK000000007099453</text:p>
          </table:table-cell>
          <table:table-cell table:formula="of:=CONCATENATE(&quot;'&quot;;[.A12];&quot;'=&gt;'&quot;;[.B12];&quot;',&quot;)" office:value-type="string" office:string-value="'iban_example'=&gt;'GI75NWBK000000007099453',">
            <text:p>'iban_example'=&gt;'GI75NWBK000000007099453',</text:p>
          </table:table-cell>
          <table:table-cell table:number-columns-repeated="14"/>
        </table:table-row>
        <table:table-row table:style-name="ro1">
          <table:table-cell table:formula="of:=[.I1]" office:value-type="string" office:string-value="iban_format_swift">
            <text:p>iban_format_swift</text:p>
          </table:table-cell>
          <table:table-cell office:value-type="string">
            <text:p>I2</text:p>
          </table:table-cell>
          <table:table-cell table:formula="of:=CONCATENATE(&quot;'&quot;;[.A13];&quot;'=&gt;'&quot;;[.B13];&quot;',&quot;)" office:value-type="string" office:string-value="'iban_format_swift'=&gt;'I2',">
            <text:p>'iban_format_swift'=&gt;'I2',</text:p>
          </table:table-cell>
          <table:table-cell table:number-columns-repeated="14"/>
        </table:table-row>
        <table:table-row table:style-name="ro1">
          <table:table-cell table:formula="of:=[.J1]" office:value-type="string" office:string-value="iban_format_regex">
            <text:p>iban_format_regex</text:p>
          </table:table-cell>
          <table:table-cell table:formula="of:=[.J2]" office:value-type="string" office:string-value="^GI(\d{2})([A-Z]{4})([A-Za-z0-9]{15})$">
            <text:p>^GI(\d{2})([A-Z]{4})([A-Za-z0-9]{15})$</text:p>
          </table:table-cell>
          <table:table-cell table:formula="of:=CONCATENATE(&quot;'&quot;;[.A14];&quot;'=&gt;'&quot;;[.B14];&quot;',&quot;)" office:value-type="string" office:string-value="'iban_format_regex'=&gt;'^GI(\d{2})([A-Z]{4})([A-Za-z0-9]{15})$',">
            <text:p>'iban_format_regex'=&gt;'^GI(\d{2})([A-Z]{4})([A-Za-z0-9]{15})$',</text:p>
          </table:table-cell>
          <table:table-cell table:number-columns-repeated="14"/>
        </table:table-row>
        <table:table-row table:style-name="ro1">
          <table:table-cell table:formula="of:=[.K1]" office:value-type="string" office:string-value="iban_length">
            <text:p>iban_length</text:p>
          </table:table-cell>
          <table:table-cell table:formula="of:=[.K2]" office:value-type="float" office:value="23">
            <text:p>23</text:p>
          </table:table-cell>
          <table:table-cell table:formula="of:=CONCATENATE(&quot;'&quot;;[.A15];&quot;'=&gt;'&quot;;[.B15];&quot;',&quot;)" office:value-type="string" office:string-value="'iban_length'=&gt;'23',">
            <text:p>'iban_length'=&gt;'23',</text:p>
          </table:table-cell>
          <table:table-cell table:number-columns-repeated="14"/>
        </table:table-row>
        <table:table-row table:style-name="ro1">
          <table:table-cell table:formula="of:=[.L1]" office:value-type="string" office:string-value="bban_bankid_start_offset">
            <text:p>bban_bankid_start_offset</text:p>
          </table:table-cell>
          <table:table-cell table:formula="of:=[.L2]" office:value-type="float" office:value="0">
            <text:p>0</text:p>
          </table:table-cell>
          <table:table-cell table:formula="of:=CONCATENATE(&quot;'&quot;;[.A16];&quot;'=&gt;'&quot;;[.B16];&quot;',&quot;)" office:value-type="string" office:string-value="'bban_bankid_start_offset'=&gt;'0',">
            <text:p>'bban_bankid_start_offset'=&gt;'0',</text:p>
          </table:table-cell>
          <table:table-cell table:number-columns-repeated="14"/>
        </table:table-row>
        <table:table-row table:style-name="ro1">
          <table:table-cell table:formula="of:=[.M1]" office:value-type="string" office:string-value="bban_bankid_stop_offset">
            <text:p>bban_bankid_stop_offset</text:p>
          </table:table-cell>
          <table:table-cell table:formula="of:=[.M2]" office:value-type="float" office:value="3">
            <text:p>3</text:p>
          </table:table-cell>
          <table:table-cell table:formula="of:=CONCATENATE(&quot;'&quot;;[.A17];&quot;'=&gt;'&quot;;[.B17];&quot;',&quot;)" office:value-type="string" office:string-value="'bban_bankid_stop_offset'=&gt;'3',">
            <text:p>'bban_bankid_stop_offset'=&gt;'3',</text:p>
          </table:table-cell>
          <table:table-cell table:number-columns-repeated="14"/>
        </table:table-row>
        <table:table-row table:style-name="ro1">
          <table:table-cell table:formula="of:=[.N1]" office:value-type="string" office:string-value="bban_branchid_start_offset">
            <text:p>bban_branchid_start_offset</text:p>
          </table:table-cell>
          <table:table-cell table:formula="of:=[.N2]" office:value-type="float" office:value="0">
            <text:p>0</text:p>
          </table:table-cell>
          <table:table-cell table:formula="of:=CONCATENATE(&quot;'&quot;;[.A18];&quot;'=&gt;'&quot;;[.B18];&quot;',&quot;)" office:value-type="string" office:string-value="'bban_branchid_start_offset'=&gt;'0',">
            <text:p>'bban_branchid_start_offset'=&gt;'0',</text:p>
          </table:table-cell>
          <table:table-cell table:number-columns-repeated="14"/>
        </table:table-row>
        <table:table-row table:style-name="ro1">
          <table:table-cell table:formula="of:=[.O1]" office:value-type="string" office:string-value="bban_branchid_stop_offset">
            <text:p>bban_branchid_stop_offset</text:p>
          </table:table-cell>
          <table:table-cell table:formula="of:=[.O2]" office:value-type="float" office:value="0">
            <text:p>0</text:p>
          </table:table-cell>
          <table:table-cell table:formula="of:=CONCATENATE(&quot;'&quot;;[.A19];&quot;'=&gt;'&quot;;[.B19];&quot;',&quot;)" office:value-type="string" office:string-value="'bban_branchid_stop_offset'=&gt;'0',">
            <text:p>'bban_branchid_stop_offset'=&gt;'0',</text:p>
          </table:table-cell>
          <table:table-cell table:number-columns-repeated="14"/>
        </table:table-row>
        <table:table-row table:style-name="ro1">
          <table:table-cell table:formula="of:=[.P1]" office:value-type="string" office:string-value="registry_edition">
            <text:p>registry_edition</text:p>
          </table:table-cell>
          <table:table-cell table:formula="of:=[.P2]" office:value-type="string" office:string-value="2011-06-20">
            <text:p>2011-06-20</text:p>
          </table:table-cell>
          <table:table-cell table:formula="of:=CONCATENATE(&quot;'&quot;;[.A20];&quot;'=&gt;'&quot;;[.B20];&quot;',&quot;)" office:value-type="string" office:string-value="'registry_edition'=&gt;'2011-06-20',">
            <text:p>'registry_edition'=&gt;'2011-06-20',</text:p>
          </table:table-cell>
          <table:table-cell table:number-columns-repeated="14"/>
        </table:table-row>
        <table:table-row table:style-name="ro1">
          <table:table-cell table:formula="of:=[.Q1]" office:value-type="string" office:string-value="country_sepa">
            <text:p>country_sepa</text:p>
          </table:table-cell>
          <table:table-cell table:formula="of:=[.Q2]" office:value-type="float" office:value="1">
            <text:p>1</text:p>
          </table:table-cell>
          <table:table-cell table:formula="of:=CONCATENATE(&quot;'&quot;;[.A21];&quot;'=&gt;'&quot;;[.B21];&quot;',&quot;)" office:value-type="string" office:string-value="'country_sepa'=&gt;'1',">
            <text:p>'country_sepa'=&gt;'1',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2/08/2013</text:date>, <text:time>23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9S</meta:editing-duration>
    <meta:editing-cycles>3</meta:editing-cycles>
    <meta:generator>OpenOffice/4.0.0$Win32 OpenOffice.org_project/400m3$Build-9702</meta:generator>
    <dc:date>2013-08-02T23:29:20.99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